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5_35_180_6d) SetPars(1.10481<text:tab/>-0.0124971<text:tab/>0.000290287<text:tab/>-2.64077e-06<text:tab/>8.83225e-09)</text:p>
      <text:p text:style-name="Text_20_body">25_35_180_6d)<text:tab/> <text:s text:c="2"/>(1.01246<text:tab/>-0.00813495<text:tab/>0.000182422<text:tab/>-1.42316e-06<text:tab/>3.98499e-09)</text:p>
      <text:p text:style-name="Text_20_body">25_35_180_6p) <text:s/><text:tab/> <text:s text:c="2"/>(1.07425<text:tab/>-0.0176972<text:tab/>0.000617089<text:tab/>-8.81763e-06<text:tab/>4.56945e-08)</text:p>
      <text:p text:style-name="Text_20_body">25_35_180_1p) <text:s/><text:tab/> <text:s text:c="2"/>(1.03098<text:tab/>-0.00585776<text:tab/>0.000139456<text:tab/>-1.45768e-06<text:tab/>6.77218e-09)</text:p>
      <text:p text:style-name="Text_20_body">35_35_180_2d)<text:tab/> <text:s/>(1.12372<text:tab/>-0.00640681<text:tab/>6.43418e-05<text:tab/>2.28274e-07<text:tab/>-2.66353e-09)</text:p>
      <text:p text:style-name="Text_20_body">35_20_180_3d)<text:tab/> <text:s/>(1.02738<text:tab/>-0.0100983<text:tab/>0.000362129<text:tab/>-5.09302e-06 <text:tab/>2.84623e-08)</text:p>
      <text:p text:style-name="Text_20_body">35_25_180_3d)<text:tab/> <text:s/>(1.16213<text:tab/>-0.0193658<text:tab/>0.000640013<text:tab/>-8.8635e-06<text:tab/>4.59821e-08)</text:p>
      <text:p text:style-name="Text_20_body">35_30_180_3d)<text:tab/> <text:s/>(1.1583<text:tab/>-0.0132335<text:tab/>0.000346934<text:tab/>-4.05765e-06<text:tab/>1.93878e-08)</text:p>
      <text:p text:style-name="Text_20_body"/>
      <text:p text:style-name="Text_20_body">35_20_180_3p)<text:tab/> <text:s/>(1.01115<text:tab/>0.000482632<text:tab/>-5.22254e-05<text:tab/>7.25743e-07<text:tab/>-2.62156e-09)</text:p>
      <text:p text:style-name="Text_20_body">35_25_180_3p)<text:tab/> <text:s/>(0.97207<text:tab/>0.0041681<text:tab/>-0.000159567<text:tab/> 1.99163e-06<text:tab/>-7.76032e-09)</text:p>
      <text:p text:style-name="Text_20_body">35_35_180_3p)<text:tab/> <text:s/>(1.03486<text:tab/>-0.0029692<text:tab/>7.35931e-05<text:tab/>-1.00747e-06<text:tab/>5.9929e-09)</text:p>
      <text:p text:style-name="Text_20_body"/>
      <text:p text:style-name="Text_20_body">35_15_180_8d) <text:s/><text:tab/> <text:s/>(0.964969<text:tab/>-0.019944<text:tab/>0.0014585<text:tab/>-4.21857e-05<text:tab/>4.42279e-07)</text:p>
      <text:p text:style-name="Text_20_body">35_20_180_8d)<text:tab/> <text:s/>(0.963586<text:tab/>-0.00678715<text:tab/>0.000229043<text:tab/>-2.3431e-06<text:tab/>8.45476e-09)</text:p>
      <text:p text:style-name="Text_20_body">35_25_180_8d)<text:tab/> <text:s/>(1.08377<text:tab/>-0.0150296 <text:tab/>0.000501964<text:tab/>-6.96228e-06<text:tab/>3.75795e-08)</text:p>
      <text:p text:style-name="Text_20_body">35_30_180_8d)<text:tab/> <text:s/>(1.11914<text:tab/>-0.0109814<text:tab/>0.00020022<text:tab/>-1.08642e-06<text:tab/>1.58823e-09)</text:p>
      <text:p text:style-name="Text_20_body"/>
      <text:p text:style-name="Text_20_body">35_15_180_8p) <text:s text:c="2"/><text:tab/> <text:s/>(1.00203<text:tab/>0.00023194<text:tab/>-3.52751e-05<text:tab/>3.61333e-07<text:tab/>-3.02832e-10)</text:p>
      <text:p text:style-name="Text_20_body">35_20_180_8p)<text:tab/> <text:s/>(1.03675<text:tab/>-0.00670107<text:tab/>0.000224314<text:tab/>-3.06865e-06<text:tab/>1.47191e-08)</text:p>
      <text:p text:style-name="Text_20_body">35_25_180_8p)<text:tab/> <text:s/>(1.08338<text:tab/>-0.0085612<text:tab/>0.000227687<text:tab/>-2.61601e-06<text:tab/>1.12308e-08)</text:p>
      <text:p text:style-name="Text_20_body">35_30_180_8p)<text:tab/> <text:s/>(0.972004<text:tab/>0.00232447<text:tab/>-0.000110149<text:tab/>1.4727e-06<text:tab/>-5.54066e-09)</text:p>
      <text:p text:style-name="Text_20_body">35_35_180_8p)<text:tab/> <text:s/>(0.997415<text:tab/>0.000918765<text:tab/>-0.000139246<text:tab/>2.60084e-06<text:tab/>-1.27479e-08)</text:p>
      <text:p text:style-name="Text_20_body"/>
      <text:p text:style-name="Text_20_body">35_35_180_9d)<text:tab/> <text:s/>(1.12862<text:tab/>-0.00873222<text:tab/>0.000225418<text:tab/>-3.08727e-06<text:tab/>1.85356e-08)</text:p>
      <text:p text:style-name="Text_20_body"/>
      <text:p text:style-name="Text_20_body">35_15_180_10d) <text:tab/> <text:s/>(0.871788<text:tab/>0.0014211<text:tab/>-1.62268e-05<text:tab/>8.73966e-07<text:tab/>-8.38068e-09)</text:p>
      <text:p text:style-name="Text_20_body">25_35_180_10p) <text:s text:c="10"/>(0.913894<text:tab/>0.00311977<text:tab/>-6.14756e-05<text:tab/>3.6712e-07<text:tab/>1.04065e-09)</text:p>
      <text:p text:style-name="Text_20_body"/>
      <text:p text:style-name="Text_20_body"/>
      <text:p text:style-name="Text_20_body"/>
      <text:p text:style-name="Text_20_body">////////////////////////////////////////////////////////////////////////good but can be better!</text:p>
      <text:p text:style-name="Text_20_body">30_20_180_8p) <text:tab/>(0.905181<text:tab/>0.00488788<text:tab/>-0.000163624<text:tab/>2.08298e-06<text:tab/>-8.43636e-0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za </meta:initial-creator>
    <meta:creation-date>2019-02-26T08:50:27</meta:creation-date>
    <dc:date>2019-02-26T12:45:00</dc:date>
    <dc:creator>reza </dc:creator>
    <meta:editing-duration>PT3H52M43S</meta:editing-duration>
    <meta:editing-cycles>30</meta:editing-cycles>
    <meta:generator>LibreOffice/3.5$Linux_x86 LibreOffice_project/350m1$Build-2</meta:generator>
    <meta:document-statistic meta:table-count="0" meta:image-count="0" meta:object-count="0" meta:page-count="1" meta:paragraph-count="25" meta:word-count="149" meta:character-count="1887" meta:non-whitespace-character-count="1694"/>
  </office:meta>
</office:document-meta>
</file>